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3d643" officeooo:paragraph-rsid="0003d643"/>
    </style:style>
    <style:style style:name="P2" style:family="paragraph" style:parent-style-name="Standard">
      <style:text-properties officeooo:rsid="0003d643" officeooo:paragraph-rsid="000581ca"/>
    </style:style>
    <style:style style:name="P3" style:family="paragraph" style:parent-style-name="Standard">
      <style:text-properties fo:font-weight="bold" officeooo:rsid="0003d643" officeooo:paragraph-rsid="0003d643" style:font-weight-asian="bold" style:font-weight-complex="bold"/>
    </style:style>
    <style:style style:name="P4" style:family="paragraph" style:parent-style-name="Standard">
      <style:text-properties fo:font-weight="normal" officeooo:rsid="0003d643" officeooo:paragraph-rsid="0003d643" style:font-weight-asian="normal" style:font-weight-complex="normal"/>
    </style:style>
    <style:style style:name="P5" style:family="paragraph" style:parent-style-name="Standard">
      <style:text-properties fo:color="#579d1c" fo:font-weight="normal" officeooo:rsid="0003d643" officeooo:paragraph-rsid="0003d643" style:font-weight-asian="normal" style:font-weight-complex="normal"/>
    </style:style>
    <style:style style:name="P6" style:family="paragraph" style:parent-style-name="Standard">
      <style:text-properties fo:color="#579d1c" officeooo:rsid="0003d643" officeooo:paragraph-rsid="0003d643"/>
    </style:style>
    <style:style style:name="P7" style:family="paragraph" style:parent-style-name="Standard">
      <style:text-properties fo:color="#579d1c" officeooo:rsid="0003d643" officeooo:paragraph-rsid="000581ca"/>
    </style:style>
    <style:style style:name="P8" style:family="paragraph" style:parent-style-name="Standard">
      <style:text-properties fo:color="#ffd320" fo:font-weight="normal" officeooo:rsid="0003d643" officeooo:paragraph-rsid="0003d643" style:font-weight-asian="normal" style:font-weight-complex="normal"/>
    </style:style>
    <style:style style:name="P9" style:family="paragraph" style:parent-style-name="Standard">
      <style:text-properties fo:color="#000099" fo:font-weight="normal" officeooo:rsid="0003d643" officeooo:paragraph-rsid="0003d643" style:font-weight-asian="normal" style:font-weight-complex="normal"/>
    </style:style>
    <style:style style:name="P10" style:family="paragraph" style:parent-style-name="Standard">
      <style:text-properties fo:color="#c5000b" officeooo:rsid="0003d643" officeooo:paragraph-rsid="0003d643"/>
    </style:style>
    <style:style style:name="P11" style:family="paragraph" style:parent-style-name="Standard">
      <style:text-properties fo:color="#c5000b" fo:font-weight="normal" officeooo:rsid="0003d643" officeooo:paragraph-rsid="0003d643" style:font-weight-asian="normal" style:font-weight-complex="normal"/>
    </style:style>
    <style:style style:name="P12" style:family="paragraph" style:parent-style-name="Standard">
      <style:text-properties fo:color="#000000" officeooo:rsid="0003d643" officeooo:paragraph-rsid="0009147c"/>
    </style:style>
    <style:style style:name="P13" style:family="paragraph" style:parent-style-name="Standard">
      <style:text-properties fo:color="#000000" officeooo:rsid="0003d643" officeooo:paragraph-rsid="0003d643"/>
    </style:style>
    <style:style style:name="P14" style:family="paragraph" style:parent-style-name="Standard">
      <style:text-properties fo:color="#004586" officeooo:rsid="0003d643" officeooo:paragraph-rsid="0003d643"/>
    </style:style>
    <style:style style:name="P15" style:family="paragraph" style:parent-style-name="Standard">
      <style:text-properties fo:font-weight="bold" officeooo:rsid="0003d643" officeooo:paragraph-rsid="0003d643" style:font-weight-asian="bold" style:font-weight-complex="bold"/>
    </style:style>
    <style:style style:name="P16" style:family="paragraph" style:parent-style-name="Standard">
      <style:text-properties fo:font-weight="normal" officeooo:rsid="00215e83" officeooo:paragraph-rsid="00215e83" style:font-weight-asian="normal" style:font-weight-complex="normal"/>
    </style:style>
    <style:style style:name="T1" style:family="text">
      <style:text-properties fo:color="#579d1c"/>
    </style:style>
    <style:style style:name="T2" style:family="text">
      <style:text-properties fo:color="#579d1c" officeooo:rsid="00053105"/>
    </style:style>
    <style:style style:name="T3" style:family="text">
      <style:text-properties fo:color="#579d1c" officeooo:rsid="001830f0"/>
    </style:style>
    <style:style style:name="T4" style:family="text">
      <style:text-properties fo:color="#ffd320"/>
    </style:style>
    <style:style style:name="T5" style:family="text">
      <style:text-properties fo:color="#333300" fo:font-weight="bold" style:font-weight-asian="bold" style:font-weight-complex="bold"/>
    </style:style>
    <style:style style:name="T6" style:family="text">
      <style:text-properties fo:color="#000000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color="#000000" fo:font-weight="bold" officeooo:rsid="00053105" style:font-weight-asian="bold" style:font-weight-complex="bold"/>
    </style:style>
    <style:style style:name="T9" style:family="text">
      <style:text-properties fo:color="#000000" fo:font-weight="bold" officeooo:rsid="00190e41" style:font-weight-asian="bold" style:font-weight-complex="bold"/>
    </style:style>
    <style:style style:name="T10" style:family="text">
      <style:text-properties fo:color="#000000" fo:font-weight="bold" officeooo:rsid="001cdb94" style:font-weight-asian="bold" style:font-weight-complex="bold"/>
    </style:style>
    <style:style style:name="T11" style:family="text">
      <style:text-properties fo:color="#000000" officeooo:rsid="001830f0"/>
    </style:style>
    <style:style style:name="T12" style:family="text">
      <style:text-properties fo:color="#000000" officeooo:rsid="00190e41"/>
    </style:style>
    <style:style style:name="T13" style:family="text">
      <style:text-properties fo:color="#000000" officeooo:rsid="001cdb94"/>
    </style:style>
    <style:style style:name="T14" style:family="text">
      <style:text-properties officeooo:rsid="0009147c"/>
    </style:style>
    <style:style style:name="T15" style:family="text">
      <style:text-properties fo:color="#004586"/>
    </style:style>
    <style:style style:name="T16" style:family="text">
      <style:text-properties fo:color="#004586" officeooo:rsid="0012e95c"/>
    </style:style>
    <style:style style:name="T17" style:family="text">
      <style:text-properties fo:color="#004586" officeooo:rsid="001830f0"/>
    </style:style>
    <style:style style:name="T18" style:family="text">
      <style:text-properties officeooo:rsid="0013b55e"/>
    </style:style>
    <style:style style:name="T19" style:family="text">
      <style:text-properties officeooo:rsid="001cdb94"/>
    </style:style>
    <style:style style:name="T20" style:family="text">
      <style:text-properties fo:color="#3465a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Dieses Dokument stellt dar, wie welche Anforderung im Text umgesetzt wurde.</text:p>
      <text:p text:style-name="P3"/>
      <text:p text:style-name="P3">Legende:</text:p>
      <text:p text:style-name="P3"/>
      <text:p text:style-name="P11">textuell notiert (<text:span text:style-name="T14">dynamische</text:span> semantik)</text:p>
      <text:p text:style-name="P5">in (grafischer abstrakter syntax des) metamodell(s) eingetragen</text:p>
      <text:p text:style-name="P8">notiz für notwendiges OCL</text:p>
      <text:p text:style-name="P9">OCL formuliert</text:p>
      <text:p text:style-name="P4"/>
      <text:p text:style-name="P4"/>
      <text:p text:style-name="P10">Component-based systems can be designed using three different view points consisting of</text:p>
      <text:p text:style-name="P10">four different view types (see Figure 1): The system-independent view point has a single</text:p>
      <text:p text:style-name="P10"><text:span text:style-name="T1">repository view type that shows all components and interfaces</text:span> that may be reused within</text:p>
      <text:p text:style-name="P10">multiple systems. All remaining view points depict system-specific information. The as-</text:p>
      <text:p text:style-name="P10">sembly view point has a single <text:span text:style-name="T1">assembly view type</text:span>, which shows how components are</text:p>
      <text:p text:style-name="P10">instantiated in a given system and how these instances are connected. Two view types are</text:p>
      <text:p text:style-name="P10">part of the last view point for deployment: <text:span text:style-name="T1">the environment view type depicts all containers</text:span></text:p>
      <text:p text:style-name="P6">and the links between them; the allocation view type specifies which component instances</text:p>
      <text:p text:style-name="P6">of the assembly view type are allocated on which containers of the environment view type.</text:p>
      <text:p text:style-name="P1"/>
      <text:p text:style-name="P1"><text:span text:style-name="T1">A repository contains interfaces and components, </text:span>which may be reused for multiple sys-</text:p>
      <text:p text:style-name="P1">tems. <text:span text:style-name="T1">An interface has a name and consists of signatures, which have a name and a return</text:span></text:p>
      <text:p text:style-name="P1"><text:span text:style-name="T1">type and may have parameters that are typed and named.</text:span> <text:span text:style-name="T1">Void is a possible return type in</text:span></text:p>
      <text:p text:style-name="P6">addition to the types that are allowed for parameters. These parameter types are complex</text:p>
      <text:p text:style-name="P6">types and the following simple types: Boolean , Char , Date , Double , Float , List , Int , Long ,</text:p>
      <text:p text:style-name="P1"><text:span text:style-name="T1">Map and String . Components have a name and provide interfaces </text:span><text:span text:style-name="T16">(</text:span><text:span text:style-name="T4">to other components.</text:span><text:span text:style-name="T16">) (deemed unnecessary to model) </text:span><text:span text:style-name="T4"><text:s/></text:span><text:span text:style-name="T15">If a component provides an interface</text:span> <text:span text:style-name="T1">it provides services</text:span><text:span text:style-name="T15"> corresponding to the signatures of the provided interface. </text:span><text:span text:style-name="T16">(</text:span> <text:span text:style-name="T4">It is possible that a component provides a service that corresponds to multiple,</text:span><text:span text:style-name="T15"> identical signatures </text:span><text:span text:style-name="T4">of different interfaces.</text:span><text:span text:style-name="T16">) (Not a constraint, but a permission. Doesn’t demand for a constraint, but for us to not define a contradicting constraint.)</text:span> <text:span text:style-name="T15">In order to realize services, </text:span><text:span text:style-name="T1">components can require interfaces.</text:span></text:p>
      <text:p text:style-name="P1"/>
      <text:p text:style-name="P1">For the description of how calls to provided services are propagated to required services,</text:p>
      <text:p text:style-name="P6">a component can contain a behaviour description. The behaviour description can contain</text:p>
      <text:p text:style-name="P1"><text:span text:style-name="T1">internal actions, </text:span>external calls to required services,<text:span text:style-name="T1"> loops, an</text:span><text:span text:style-name="T2">d</text:span><text:span text:style-name="T1"> branches. </text:span><text:span text:style-name="T5">?</text:span></text:p>
      <text:p text:style-name="P1"/>
      <text:p text:style-name="P1"><text:span text:style-name="T1">Instances of components </text:span>are system-specific<text:span text:style-name="T1"> and are called assembly contexts.</text:span> They are the</text:p>
      <text:p text:style-name="P1">main <text:span text:style-name="T18">artifact</text:span> of the assembly view type. <text:span text:style-name="T1">An assembly context has a name and instantiates a</text:span></text:p>
      <text:p text:style-name="P1"><text:span text:style-name="T1">component.</text:span> <text:span text:style-name="T1">Composite components are components that encapsulate assembly contexts</text:span> <text:span text:style-name="T4">of</text:span></text:p>
      <text:p text:style-name="P1"><text:span text:style-name="T4">other components. </text:span><text:span text:style-name="T1">A system also encapsulates assembly contexts and provides at least one</text:span></text:p>
      <text:p text:style-name="P2"><text:span text:style-name="T1">interface.</text:span><text:span text:style-name="T6"> </text:span><text:span text:style-name="T7">? </text:span><text:span text:style-name="T8">Beziehung zu Komponente ?</text:span><text:span text:style-name="T6"> Provided and required interfaces of a component result in provided and required roles for the assembly contexts of the component.</text:span></text:p>
      <text:p text:style-name="P7">Delegation connectors can appear in two settings:</text:p>
      <text:p text:style-name="P7">a) either they link a <text:span text:style-name="T4">provided</text:span> interface <text:span text:style-name="T4">of</text:span> a composite component or system to a <text:span text:style-name="T4">provided</text:span> role of an assembly context.</text:p>
      <text:p text:style-name="P7">b) or they link a <text:span text:style-name="T4">required</text:span> role of an assembly context to a <text:span text:style-name="T4">required</text:span> interface of a composite component or system.</text:p>
      <text:p text:style-name="P7">Assembly connectors link a <text:span text:style-name="T20">provided</text:span> role of an assembly context to a <text:span text:style-name="T20">required</text:span> role of another assembly context.</text:p>
      <text:p text:style-name="P6">The environment consists of named containers and named links that connect at least two</text:p>
      <text:p text:style-name="P1"><text:span text:style-name="T1">containers. The allocation of each system is specified using allocation contexts. </text:span><text:span text:style-name="T11">(One allocation context per system? Would fit better int following constraints and into our mental model of the </text:span><text:soft-page-break/><text:span text:style-name="T11">original to be built)</text:span><text:span text:style-name="T3"> </text:span><text:span text:style-name="T1">An allocation context specifies which</text:span> <text:span text:style-name="T15">top-level ? </text:span><text:span text:style-name="T17">(directy encapsulated by system?)</text:span><text:span text:style-name="T1"> assembly context </text:span><text:span text:style-name="T15">of a system is </text:span><text:span text:style-name="T1">allocated on which container </text:span><text:span text:style-name="T15">of the corresponding environment. </text:span><text:span text:style-name="T12">(Corresponding to what? The container? The assembly? The allocation? </text:span><text:span text:style-name="T9">The System</text:span><text:span text:style-name="T12">?)</text:span><text:span text:style-name="T4"> </text:span><text:span text:style-name="T15">Note that assembly contexts that are not a direct part of a system but reside within a composite component cannot be allocated on containers.</text:span></text:p>
      <text:p text:style-name="P12"><text:span text:style-name="T19">(</text:span>They are implicitly allocated within the allocation contexts that implement their</text:p>
      <text:p text:style-name="P13">hosting composite component. This implicit allocation of assembly contexts that reside</text:p>
      <text:p text:style-name="P1"><text:span text:style-name="T6">within composite components</text:span><text:span text:style-name="T7"> does not have to be </text:span><text:span text:style-name="T10">modeled.</text:span><text:span text:style-name="T13">)</text:span><text:span text:style-name="T15"> If the roles of two assembly</text:span></text:p>
      <text:p text:style-name="P14">contexts are connected by an assembly connector they either have to be allocated on the</text:p>
      <text:p text:style-name="P14">same container or the containers on which they are allocated have to be link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5:38:38.079510849</meta:creation-date>
    <dc:date>2019-07-10T16:08:42.569029441</dc:date>
    <meta:editing-duration>PT2H55M27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2" meta:paragraph-count="40" meta:word-count="673" meta:character-count="4299" meta:non-whitespace-character-count="3665"/>
  </office:meta>
</office:document-meta>
</file>